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1">
      <style:text-properties fo:font-size="18pt" officeooo:rsid="001dac30" officeooo:paragraph-rsid="001dac30" style:font-size-asian="15.75pt" style:font-size-complex="18pt"/>
    </style:style>
    <style:style style:name="P2" style:family="paragraph" style:parent-style-name="Standard">
      <style:text-properties style:font-name="Arial Black" fo:font-size="20pt" fo:language="en" fo:country="US" style:font-size-asian="20pt" style:font-name-complex="Arial1" style:font-size-complex="20pt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 Black" fo:font-size="20pt" fo:language="en" fo:country="US" style:text-underline-style="solid" style:text-underline-width="auto" style:text-underline-color="font-color" style:font-size-asian="20pt" style:font-size-complex="20pt"/>
    </style:style>
    <style:style style:name="T2" style:family="text">
      <style:text-properties style:font-name="Arial Black" fo:font-size="20pt" fo:language="en" fo:country="US" style:text-underline-style="solid" style:text-underline-width="auto" style:text-underline-color="font-color" style:font-size-asian="20pt" style:font-name-complex="Arial1" style:font-size-complex="20pt"/>
    </style:style>
    <style:style style:name="T3" style:family="text">
      <style:text-properties style:font-name="Arial" fo:font-size="16pt" fo:language="en" fo:country="US" fo:font-weight="bold" style:font-size-asian="16pt" style:font-weight-asian="bold" style:font-name-complex="Arial1" style:font-size-complex="16pt"/>
    </style:style>
    <style:style style:name="T4" style:family="text">
      <style:text-properties style:font-name="Arial" fo:font-size="16pt" fo:language="en" fo:country="US" style:font-size-asian="16pt" style:font-name-complex="Arial1" style:font-size-complex="16pt"/>
    </style:style>
    <style:style style:name="T5" style:family="text">
      <style:text-properties style:font-name="Arial" fo:font-size="16pt" fo:language="en" fo:country="US" officeooo:rsid="001dac30" style:font-size-asian="16pt" style:font-name-complex="Arial1" style:font-size-complex="16pt"/>
    </style:style>
    <style:style style:name="T6" style:family="text">
      <style:text-properties style:font-name="Arial" fo:font-size="16pt" fo:language="en" fo:country="US" fo:font-weight="normal" officeooo:rsid="001dac30" style:font-size-asian="16pt" style:font-weight-asian="normal" style:font-name-complex="Arial1" style:font-size-complex="16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PROGRESS REPORT 4:</text:span></text:p>
      <text:p text:style-name="Standard"><text:span text:style-name="T3">NAME: </text:span><text:span text:style-name="T4">Sanjaya C Bhat</text:span></text:p>
      <text:p text:style-name="Standard"><text:span text:style-name="T3">SUBSYSTEM: </text:span><text:span text:style-name="T4">Coding</text:span></text:p>
      <text:p text:style-name="Standard"><text:span text:style-name="T3">DATE OF SUBMISSION: </text:span><text:span text:style-name="T6">10</text:span><text:span text:style-name="T4">/4/2022</text:span></text:p>
      <text:p text:style-name="Standard"><text:span text:style-name="T3">REPORTING PROGRESS FROM: </text:span><text:span text:style-name="T6">6</text:span><text:span text:style-name="T4">/</text:span><text:span text:style-name="T5">4</text:span><text:span text:style-name="T4">/2022—</text:span><text:span text:style-name="T5">10</text:span><text:span text:style-name="T4">/</text:span><text:span text:style-name="T5">4</text:span><text:span text:style-name="T4">/2022</text:span></text:p>
      <text:p text:style-name="P2"/>
      <text:p text:style-name="Standard"><text:span text:style-name="T2">PROGRESS:</text:span></text:p>
      <text:list xml:id="list2353493906" text:style-name="WWNum1">
        <text:list-item>
          <text:p text:style-name="P1">Installed ROS system and configured the environment on ubuntu system.</text:p>
        </text:list-item>
        <text:list-item>
          <text:p text:style-name="P1">Created and built packages.</text:p>
        </text:list-item>
        <text:list-item>
          <text:p text:style-name="P1">Understood the concept of Nodes and Topics.</text:p>
        </text:list-item>
        <text:list-item>
          <text:p text:style-name="P1">Wrote and exucted the program to move the turtlesim bot forward, using keys and go to goal.</text:p>
        </text:list-item>
        <text:list-item>
          <text:p text:style-name="P1">Wrote a publisher and subscriber using python and was able to send and recieve message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p</meta:initial-creator>
    <meta:editing-cycles>3</meta:editing-cycles>
    <meta:creation-date>2022-04-06T09:58:00</meta:creation-date>
    <dc:date>2022-04-11T18:15:07.322246912</dc:date>
    <meta:editing-duration>PT6M15S</meta:editing-duration>
    <meta:generator>LibreOffice/6.4.7.2$Linux_X86_64 LibreOffice_project/40$Build-2</meta:generator>
    <meta:document-statistic meta:table-count="0" meta:image-count="0" meta:object-count="0" meta:page-count="1" meta:paragraph-count="11" meta:word-count="77" meta:character-count="464" meta:non-whitespace-character-count="4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